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0000"/>
    </style:style>
    <style:style style:name="T2" style:family="text">
      <style:text-properties fo:color="#000000" fo:font-style="italic"/>
    </style:style>
    <style:style style:name="T3" style:family="text">
      <style:text-properties fo:font-style="italic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>Cumprindo pena no regime semiaberto, informou a direção do estabelecimento prisional a ausência do apenado desde 28/12/2018 (evento 36), o que motivou a regressão cautelar (evento 38), tendo o apenado se apresentado na unidade prisional no dia 23/01/2019 (evento39).</text:p>
      <text:p text:style-name="Text_20_body">Oportunizado justificar-se, disse que deixou de cumprir a pena porque foi ameaçado por presos da facção Sindicato do Crime, os quais já tentaram matá-lo; que ficou menos de um mês sem se recolher, enquanto aguardava a liberação de uma tornozeleira, apresentando -se posteriormente ( evento 51).</text:p>
      <text:p text:style-name="Text_20_body">Opinou o Ministério Público pelo reconhecimento da falta como média, considerando-a como pena não cumprida, em razão do retorno do apenado ao presídio espontaneamente e o pequeno número de dias que não se recolheu, enquanto a defesa concordou com o parecer ministerial (evento 51).</text:p>
      <text:p text:style-name="Text_20_body">Relatados.</text:p>
      <text:p text:style-name="Text_20_body"><text:span text:style-name="T1">Diante do apurado em audiência de justificação, desatendeu o apenado ao previsto no inc. I, parte final, do art. 39 da lei nº 7.210/84 (“</text:span><text:span text:style-name="T2">cumprimento fiel da sentença”</text:span><text:span text:style-name="T1">), praticando falta disciplinar média, prevista no Regulamento Disciplinar do Sistema Penitenciário do Rio Grande do Norte, art. 74, inc. IV, merecendo punição.</text:span></text:p>
      <text:p text:style-name="Text_20_body">Ocorre que a referida falta, ante o pequeno número de dias que deixou de se recolher ao pernoite e o seu retorno, não importa em regressão de regime, pelo que deverá o apenado continuar a cumprir a pena no regime semiaberto, com as consequências cabíveis no tocante ao registro de seu comportamento, o que, dado ao extremo abuso demonstrado, também será considerado como pena não cumprida o interstício que permaneceu ausente.</text:p>
      <text:p text:style-name="Text_20_body">Isto posto, homologo a falta como média e tenho como pena não cumprida o período de 28/12/2018 a 22/01/2019, progredindo-o novamente ao regime <text:span text:style-name="T3">semiaberto.</text:span></text:p>
      <text:p text:style-name="Text_20_body">P.R.I. Expeça-se guia de execução penal atualizada e encaminhe-se cópia do presente ao CPJC, servindo como comunicação para as providências devid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1:40:49.448000000</meta:creation-date>
    <dc:date>2019-03-18T11:43:35.141000000</dc:date>
    <meta:editing-duration>PT2M46S</meta:editing-duration>
    <meta:editing-cycles>1</meta:editing-cycles>
    <meta:document-statistic meta:table-count="0" meta:image-count="0" meta:object-count="0" meta:page-count="1" meta:paragraph-count="8" meta:word-count="296" meta:character-count="1905" meta:non-whitespace-character-count="1617"/>
    <meta:generator>LibreOffice/6.0.3.2$Windows_X86_64 LibreOffice_project/8f48d515416608e3a835360314dac7e47fd0b821</meta:generator>
  </office:meta>
</office:document-meta>
</file>